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nsolas" svg:font-family="Consolas" style:font-family-generic="modern" style:font-pitch="fixed"/>
    <style:font-face style:name="Courier New" svg:font-family="'Courier New'" style:font-family-generic="modern"/>
    <style:font-face style:name="DejaVu Sans" svg:font-family="'DejaVu Sans'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Standard" style:master-page-name="Standard">
      <loext:graphic-properties draw:fill="solid" draw:fill-color="#ffffff" draw:opacity="100%"/>
      <style:paragraph-properties fo:text-align="center" style:justify-single-word="false" style:page-number="auto" fo:break-before="page" fo:background-color="#ffffff" style:text-autospace="none"/>
      <style:text-properties style:font-name="Consolas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 style:text-autospace="none"/>
      <style:text-properties fo:color="#000000" loext:opacity="100%" style:font-name="Consolas" fo:font-size="11pt" fo:font-weight="bold" style:font-size-asian="11pt" style:font-weight-asian="bold" style:font-name-complex="Verdana" style:font-size-complex="11pt" style:font-weight-complex="bold"/>
    </style:style>
    <style:style style:name="P3" style:family="paragraph" style:parent-style-name="Standard">
      <style:paragraph-properties style:text-autospace="none"/>
      <style:text-properties fo:color="#000000" loext:opacity="100%" style:font-name="Consolas" fo:font-size="11pt" style:font-size-asian="11pt" style:font-name-complex="Verdana" style:font-size-complex="11pt"/>
    </style:style>
    <style:style style:name="P4" style:family="paragraph" style:parent-style-name="Standard">
      <loext:graphic-properties draw:fill="solid" draw:fill-color="#dbe5f1" draw:opacity="100%"/>
      <style:paragraph-properties fo:text-align="center" style:justify-single-word="false" fo:background-color="#dbe5f1" style:text-autospace="none"/>
      <style:text-properties fo:color="#000000" loext:opacity="100%" style:font-name="Consolas" fo:font-size="11pt" fo:font-weight="bold" style:font-size-asian="11pt" style:font-weight-asian="bold" style:font-name-complex="Verdana" style:font-size-complex="11pt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loext:opacity="100%" style:font-name="Consolas" fo:font-size="11pt" fo:font-weight="bold" style:font-size-asian="11pt" style:font-weight-asian="bold" style:font-name-complex="Verdana" style:font-size-complex="11pt"/>
    </style:style>
    <style:style style:name="P6" style:family="paragraph" style:parent-style-name="Standard">
      <style:paragraph-properties style:text-autospace="none"/>
      <style:text-properties fo:color="#000000" loext:opacity="100%" style:font-name="Consolas" fo:font-size="11pt" fo:font-weight="bold" style:font-size-asian="11pt" style:font-weight-asian="bold" style:font-name-complex="Verdana" style:font-size-complex="11pt"/>
    </style:style>
    <style:style style:name="P7" style:family="paragraph" style:parent-style-name="Standard" style:list-style-name="WW8Num1">
      <style:paragraph-properties fo:margin-left="0.501cm" fo:margin-right="0cm" fo:text-indent="-0.25cm" style:auto-text-indent="false" style:text-autospace="none"/>
      <style:text-properties fo:color="#000000" loext:opacity="100%" style:font-name="Consolas" fo:font-size="11pt" style:font-size-asian="11pt" style:font-name-complex="Verdana" style:font-size-complex="11pt"/>
    </style:style>
    <style:style style:name="P8" style:family="paragraph" style:parent-style-name="Standard" style:list-style-name="WW8Num1">
      <style:paragraph-properties fo:margin-left="0.501cm" fo:margin-right="0cm" fo:text-indent="0cm" style:auto-text-indent="false" style:text-autospace="none"/>
      <style:text-properties fo:color="#000000" loext:opacity="100%" style:font-name="Consolas" fo:font-size="11pt" style:font-size-asian="11pt" style:font-name-complex="Verdana" style:font-size-complex="11pt"/>
    </style:style>
    <style:style style:name="P9" style:family="paragraph" style:parent-style-name="Standard" style:list-style-name="WW8Num1">
      <style:paragraph-properties fo:margin-left="0.501cm" fo:margin-right="0cm" fo:text-indent="-0.25cm" style:auto-text-indent="false" style:text-autospace="none"/>
      <style:text-properties fo:color="#000000" loext:opacity="100%" style:font-name="Consolas" fo:font-size="11pt" fo:font-weight="bold" style:font-size-asian="11pt" style:font-weight-asian="bold" style:font-name-complex="Verdana" style:font-size-complex="11pt" style:font-weight-complex="bold"/>
    </style:style>
    <style:style style:name="P10" style:family="paragraph" style:parent-style-name="Standard">
      <style:paragraph-properties fo:margin-left="0.501cm" fo:margin-right="0cm" fo:text-indent="-0.25cm" style:auto-text-indent="false" style:text-autospace="none"/>
      <style:text-properties fo:color="#000000" loext:opacity="100%" style:font-name="Consolas" fo:font-size="11pt" style:font-size-asian="11pt" style:font-name-complex="Verdana" style:font-size-complex="11pt"/>
    </style:style>
    <style:style style:name="P11" style:family="paragraph" style:parent-style-name="Standard">
      <style:paragraph-properties style:text-autospace="none"/>
      <style:text-properties style:font-name="Consolas" fo:font-size="11pt" style:font-size-asian="11pt" style:font-size-complex="11pt"/>
    </style:style>
    <style:style style:name="P12" style:family="paragraph" style:parent-style-name="Standard" style:list-style-name="WW8Num2">
      <style:paragraph-properties fo:margin-left="0.501cm" fo:margin-right="0cm" fo:text-indent="-0.25cm" style:auto-text-indent="false" style:text-autospace="none"/>
      <style:text-properties fo:color="#000000" loext:opacity="100%" style:font-name="Consolas" fo:font-size="11pt" style:font-size-asian="11pt" style:font-name-complex="Verdana" style:font-size-complex="11pt"/>
    </style:style>
    <style:style style:name="P13" style:family="paragraph" style:parent-style-name="Standard">
      <style:paragraph-properties fo:margin-left="0.501cm" fo:margin-right="0cm" fo:text-indent="0cm" style:auto-text-indent="false" style:text-autospace="none"/>
      <style:text-properties fo:color="#000000" loext:opacity="100%" style:font-name="Consolas" fo:font-size="11pt" officeooo:paragraph-rsid="001ef75b" style:font-size-asian="11pt" style:font-name-complex="Verdana" style:font-size-complex="11pt"/>
    </style:style>
    <style:style style:name="P14" style:family="paragraph" style:parent-style-name="Standard">
      <style:paragraph-properties fo:margin-left="0.501cm" fo:margin-right="0cm" fo:text-indent="-0.25cm" style:auto-text-indent="false" style:text-autospace="none"/>
      <style:text-properties fo:color="#000000" loext:opacity="100%" style:font-name="Consolas" fo:font-size="11pt" officeooo:paragraph-rsid="001ef75b" style:font-size-asian="11pt" style:font-name-complex="Verdana" style:font-size-complex="11pt"/>
    </style:style>
    <style:style style:name="P15" style:family="paragraph" style:parent-style-name="Standard" style:list-style-name="WW8Num2">
      <style:paragraph-properties fo:margin-left="0.501cm" fo:margin-right="0cm" fo:text-indent="-0.25cm" style:auto-text-indent="false" style:text-autospace="none"/>
      <style:text-properties fo:color="#000000" loext:opacity="100%" style:font-name="Consolas" fo:font-size="11pt" fo:font-weight="bold" style:font-size-asian="11pt" style:font-weight-asian="bold" style:font-name-complex="Verdana" style:font-size-complex="11pt" style:font-weight-complex="bold"/>
    </style:style>
    <style:style style:name="P16" style:family="paragraph" style:parent-style-name="Standard" style:list-style-name="WW8Num2" style:master-page-name="">
      <loext:graphic-properties draw:fill="none"/>
      <style:paragraph-properties fo:margin-left="0.199cm" fo:margin-right="0cm" fo:orphans="0" fo:widows="0" fo:hyphenation-ladder-count="no-limit" fo:hyphenation-keep="auto" loext:hyphenation-keep-type="column" fo:text-indent="-0.3cm" style:auto-text-indent="false" style:page-number="auto" fo:background-color="transparent" style:text-autospace="none" style:writing-mode="lr-tb"/>
      <style:text-properties fo:color="#000000" loext:opacity="100%" style:font-name="Consolas" fo:font-size="11pt" fo:font-weight="bold" style:font-size-asian="11pt" style:font-weight-asian="bold" style:font-name-complex="Verdana" style:font-size-complex="11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 style:list-style-name="WW8Num2">
      <style:paragraph-properties fo:margin-left="0.501cm" fo:margin-right="0cm" fo:text-indent="-0.25cm" style:auto-text-indent="false" style:text-autospace="none"/>
      <style:text-properties style:font-name="Consolas" fo:font-size="11pt" fo:font-weight="bold" officeooo:paragraph-rsid="001ef75b" style:font-size-asian="11pt" style:font-weight-asian="bold" style:font-size-complex="11pt" style:font-weight-complex="bold"/>
    </style:style>
    <style:style style:name="P18" style:family="paragraph" style:parent-style-name="Standard" style:list-style-name="WW8Num2">
      <style:paragraph-properties fo:margin-left="0.501cm" fo:margin-right="0cm" fo:text-indent="-0.25cm" style:auto-text-indent="false" style:text-autospace="none"/>
      <style:text-properties style:font-name="Consolas" fo:font-size="11pt" officeooo:paragraph-rsid="001ef75b" style:font-size-asian="11pt" style:font-size-complex="11pt"/>
    </style:style>
    <style:style style:name="P19" style:family="paragraph" style:parent-style-name="Standard">
      <style:paragraph-properties fo:margin-left="0.501cm" fo:margin-right="0cm" fo:text-indent="-0.25cm" style:auto-text-indent="false" style:text-autospace="none"/>
      <style:text-properties style:font-name="Consolas" fo:font-size="11pt" style:font-size-asian="11pt" style:font-size-complex="11pt"/>
    </style:style>
    <style:style style:name="P20" style:family="paragraph" style:parent-style-name="Standard" style:list-style-name="WW8Num3">
      <style:paragraph-properties fo:margin-left="0.501cm" fo:margin-right="0cm" fo:text-indent="-0.25cm" style:auto-text-indent="false" style:text-autospace="none"/>
      <style:text-properties fo:color="#000000" loext:opacity="100%" style:font-name="Consolas" fo:font-size="11pt" fo:font-weight="bold" style:font-size-asian="11pt" style:font-weight-asian="bold" style:font-name-complex="Verdana" style:font-size-complex="11pt" style:font-weight-complex="bold"/>
    </style:style>
    <style:style style:name="P21" style:family="paragraph" style:parent-style-name="Standard" style:list-style-name="WW8Num3">
      <style:paragraph-properties fo:margin-left="0.501cm" fo:margin-right="0cm" fo:text-indent="-0.25cm" style:auto-text-indent="false" style:text-autospace="none"/>
      <style:text-properties fo:color="#000000" loext:opacity="100%" style:font-name="Consolas" fo:font-size="11pt" style:font-size-asian="11pt" style:font-name-complex="Verdana" style:font-size-complex="11pt"/>
    </style:style>
    <style:style style:name="P22" style:family="paragraph" style:parent-style-name="Standard" style:list-style-name="WW8Num3">
      <style:paragraph-properties fo:margin-left="0.501cm" fo:margin-right="0cm" fo:text-indent="-0.25cm" style:auto-text-indent="false" style:text-autospace="none"/>
      <style:text-properties fo:color="#000000" loext:opacity="100%" style:font-name="Consolas" fo:font-size="11pt" fo:font-weight="bold" officeooo:paragraph-rsid="00201203" style:font-size-asian="11pt" style:font-weight-asian="bold" style:font-name-complex="Verdana" style:font-size-complex="11pt" style:font-weight-complex="bold"/>
    </style:style>
    <style:style style:name="P23" style:family="paragraph" style:parent-style-name="Standard" style:list-style-name="WW8Num3">
      <style:paragraph-properties fo:margin-left="0.501cm" fo:margin-right="0cm" fo:text-indent="-0.25cm" style:auto-text-indent="false" style:text-autospace="none"/>
      <style:text-properties fo:color="#000000" loext:opacity="100%" style:font-name="Consolas" fo:font-size="11pt" officeooo:paragraph-rsid="00201203" style:font-size-asian="11pt" style:font-name-complex="Verdana" style:font-size-complex="11pt"/>
    </style:style>
    <style:style style:name="P24" style:family="paragraph" style:parent-style-name="Standard" style:list-style-name="WW8Num4">
      <style:paragraph-properties fo:margin-left="0.501cm" fo:margin-right="0cm" fo:text-indent="-0.25cm" style:auto-text-indent="false" style:text-autospace="none"/>
      <style:text-properties fo:color="#000000" loext:opacity="100%" style:font-name="Consolas" fo:font-size="11pt" fo:font-weight="bold" style:font-size-asian="11pt" style:font-weight-asian="bold" style:font-name-complex="Verdana" style:font-size-complex="11pt" style:font-weight-complex="bold"/>
    </style:style>
    <style:style style:name="P25" style:family="paragraph" style:parent-style-name="Standard">
      <style:paragraph-properties fo:margin-left="0.501cm" fo:margin-right="0cm" fo:text-indent="0cm" style:auto-text-indent="false" style:text-autospace="none"/>
      <style:text-properties fo:color="#000000" loext:opacity="100%" style:font-name="Consolas" fo:font-size="11pt" style:font-size-asian="11pt" style:font-name-complex="Verdana" style:font-size-complex="11pt"/>
    </style:style>
    <style:style style:name="P26" style:family="paragraph" style:parent-style-name="Standard" style:list-style-name="WW8Num5">
      <style:paragraph-properties fo:margin-left="0.501cm" fo:margin-right="0cm" fo:text-indent="-0.25cm" style:auto-text-indent="false" style:text-autospace="none"/>
      <style:text-properties fo:color="#000000" loext:opacity="100%" style:font-name="Consolas" fo:font-size="11pt" style:font-size-asian="11pt" style:font-name-complex="Verdana" style:font-size-complex="11pt"/>
    </style:style>
    <style:style style:name="P27" style:family="paragraph" style:parent-style-name="Standard" style:list-style-name="WW8Num5">
      <style:paragraph-properties fo:margin-left="0.501cm" fo:margin-right="0cm" fo:text-indent="-0.25cm" style:auto-text-indent="false" style:text-autospace="none"/>
      <style:text-properties fo:color="#000000" loext:opacity="100%" style:font-name="Consolas" fo:font-size="11pt" fo:font-weight="bold" style:font-size-asian="11pt" style:font-weight-asian="bold" style:font-name-complex="Verdana" style:font-size-complex="11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 loext:opacity="100%" fo:font-weight="bold" style:font-weight-asian="bold" style:font-name-complex="Verdana" style:font-weight-complex="bold"/>
    </style:style>
    <style:style style:name="T3" style:family="text">
      <style:text-properties fo:color="#000000" loext:opacity="100%" fo:font-weight="bold" style:font-weight-asian="bold" style:font-name-complex="Verdana"/>
    </style:style>
    <style:style style:name="T4" style:family="text">
      <style:text-properties fo:color="#000000" loext:opacity="100%" style:font-name-complex="Verdana"/>
    </style:style>
    <style:style style:name="Sect1" style:family="section">
      <style:section-properties style:writing-mode="lr-tb"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cha 1: “<text:span text:style-name="T1">E</text:span><text:span text:style-name="T2">studiando el entorno general de mi idea de <text:s/>negocio”</text:span></text:p>
      <text:p text:style-name="P2"/>
      <text:p text:style-name="P3">Busca información referida a los diferentes componentes del Entorno general y regístrala en un documento para su análisis. </text:p>
      <text:p text:style-name="P3"/>
      <text:p text:style-name="P4">Entorno general</text:p>
      <text:p text:style-name="P5">Posibles factores que pueden afectar al negocio</text:p>
      <text:section text:style-name="Sect1" text:name="Sección1">
        <text:p text:style-name="P6"/>
        <text:p text:style-name="P6">Aspectos demográficos.</text:p>
        <text:list text:style-name="WW8Num1">
          <text:list-item>
            <text:p text:style-name="P7">Nº de población.</text:p>
            <text:p text:style-name="P8">Santander tiene 140,000 habitantes. Una población moderada facilita la creación de redes locales con empresas y entidades potenciales. </text:p>
            <text:p text:style-name="P7"/>
          </text:list-item>
          <text:list-item>
            <text:p text:style-name="P9">Tasas de natalidad y mortalidad.</text:p>
          </text:list-item>
        </text:list>
        <text:p text:style-name="P10"><text:s text:c="2"/>Con una natalidad baja y una población envejecida, la demanda de soluciones tecnológicas puede centrarse en servicios para empresas o digitalización de procesos que atiendan a una población mayor. </text:p>
        <text:p text:style-name="P10"/>
        <text:list text:continue-numbering="true" text:style-name="WW8Num1">
          <text:list-item>
            <text:p text:style-name="P9">Reparto de la población por edades.</text:p>
          </text:list-item>
        </text:list>
        <text:p text:style-name="P10">El 60% está en edad laboral, lo que representa un mercado potencial de profesionales y empresas que buscan herramientas tecnológicas para mejorar la productividad. </text:p>
        <text:p text:style-name="P10"/>
        <text:list text:continue-numbering="true" text:style-name="WW8Num1">
          <text:list-item>
            <text:p text:style-name="P9">Tamaño de las familias.</text:p>
          </text:list-item>
        </text:list>
        <text:p text:style-name="P11"><text:span text:style-name="T3"><text:s text:c="2"/></text:span>Familias pequeñas podrían requerir servicios tecnológicos personalizados, como aplicaciones de gestión o de ocio, aunque el enfoque principal estaría en negocios locales. </text:p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>Aspectos económicos.</text:p>
        <text:list text:style-name="WW8Num2">
          <text:list-item>
            <text:p text:style-name="P12">Población parada. <text:s/></text:p>
          </text:list-item>
        </text:list>
        <text:p text:style-name="P13">El 10% de desempleo en Cantabria puede afectar indirectamente el poder adquisitivo de clientes particulares, pero las empresas seguirán buscando soluciones para optimizar costes y procesos. </text:p>
        <text:p text:style-name="P14"/>
        <text:p text:style-name="P14"/>
        <text:list text:continue-numbering="true" text:style-name="WW8Num2">
          <text:list-item>
            <text:p text:style-name="P15">Tipos de interés.</text:p>
          </text:list-item>
        </text:list>
        <text:p text:style-name="P10">Los tipos altos encarecen los créditos, lo que puede limitar la inversión inicial del negocio o de los clientes. Alternativas como financiación pública o subvenciones tecnológicas pueden ser útiles. </text:p>
        <text:p text:style-name="P10"/>
        <text:list text:continue-numbering="true" text:style-name="WW8Num2">
          <text:list-header>
            <text:p text:style-name="P12"/>
          </text:list-header>
          <text:list-item>
            <text:p text:style-name="P16">Impuestos a pagar.</text:p>
          </text:list-item>
        </text:list>
        <text:p text:style-name="P10">Incluyen Impuesto de Sociedades (25%) y cuotas a la Seguridad Social, lo que debe ser considerado en el presupuesto inicial. </text:p>
        <text:p text:style-name="P10"/>
        <text:p text:style-name="P10"/>
        <text:list text:continue-numbering="true" text:style-name="WW8Num2">
          <text:list-item>
            <text:p text:style-name="P17"><text:span text:style-name="T4">Situación económica general.</text:span></text:p>
            <text:p text:style-name="P18">En recuperación tras la pandemia, muchas empresas están invirtiendo en digitalización para optimizar procesos y adaptarse al mercado actual, lo que genera oportunidades para desarrolladores de software. </text:p>
          </text:list-item>
        </text:list>
        <text:p text:style-name="P19"/>
        <text:p text:style-name="P19"/>
        <text:p text:style-name="P6"/>
        <text:p text:style-name="P6"/>
        <text:p text:style-name="P6">Aspectos culturales y sociales.</text:p>
        <text:list text:style-name="WW8Num3">
          <text:list-item>
            <text:p text:style-name="P20">Nivel formativo.</text:p>
          </text:list-item>
        </text:list>
        <text:p text:style-name="P10">Santander tiene un buen nivel de formación técnica, gracias a instituciones como la Universidad de Cantabria, lo que facilita el acceso a talento local y un mercado receptivo a soluciones <text:soft-page-break/>tecnológicas avanzadas. </text:p>
        <text:p text:style-name="P10"/>
        <text:p text:style-name="P10"/>
        <text:list text:continue-numbering="true" text:style-name="WW8Num3">
          <text:list-item>
            <text:p text:style-name="P20">Estilo de vida.</text:p>
          </text:list-item>
        </text:list>
        <text:p text:style-name="P10">Empresas locales, autónomos y entidades públicas buscan soluciones para simplificar procesos y optimizar su tiempo, un nicho ideal para software personalizado. </text:p>
        <text:p text:style-name="P10"/>
        <text:list text:continue-numbering="true" text:style-name="WW8Num3">
          <text:list-item>
            <text:p text:style-name="P20">Cambios sociales.</text:p>
          </text:list-item>
        </text:list>
        <text:p text:style-name="P10">La digitalización tras la pandemia ha acelerado la demanda de aplicaciones de gestión, comercio electrónico y soluciones tecnológicas. </text:p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/>
        <text:p text:style-name="P6">Aspectos legales</text:p>
        <text:list text:continue-numbering="true" text:style-name="WW8Num3">
          <text:list-item>
            <text:p text:style-name="P21">Normativa general referida a impuestos, normas laborales y en prevención de riesgos laborales.</text:p>
          </text:list-item>
        </text:list>
        <text:p text:style-name="P10">Obligación de registrar la empresa como autónomo o sociedad. </text:p>
        <text:p text:style-name="P10"/>
        <text:p text:style-name="P10"/>
        <text:list text:continue-numbering="true" text:style-name="WW8Num3">
          <text:list-item>
            <text:p text:style-name="P22">Normativa específica para la actividad: autorizaciones, licencias, carnés, visados, requisitos de los espacios y lugares de trabajo, titulaciones mínimas del personal etc.</text:p>
            <text:p text:style-name="P23">No se requieren licencias específicas para el desarrollo de software, pero es esencial respetar leyes de propiedad intelectual y cumplir con estándares de accesibilidad tecnológica. </text:p>
          </text:list-item>
        </text:list>
        <text:p text:style-name="P6"/>
        <text:p text:style-name="P6">Aspectos tecnológicos</text:p>
        <text:list text:style-name="WW8Num4">
          <text:list-item>
            <text:p text:style-name="P24">Adelantos en la tecnología</text:p>
          </text:list-item>
        </text:list>
        <text:p text:style-name="P25">Herramientas modernas como frameworks ágiles, soluciones basadas en la nube y aplicaciones móviles son claves para captar clientes. </text:p>
        <text:p text:style-name="P14"/>
        <text:list text:continue-numbering="true" text:style-name="WW8Num4">
          <text:list-item>
            <text:p text:style-name="P24">Tecnología en desuso</text:p>
          </text:list-item>
        </text:list>
        <text:p text:style-name="P25">Tecnologías como Flash están obsoletas; es importante enfocarse en soluciones escalables y soportadas por navegadores actuales. </text:p>
        <text:p text:style-name="P6"/>
        <text:p text:style-name="P6">Aspectos medioambientales</text:p>
        <text:list text:style-name="WW8Num5">
          <text:list-item>
            <text:p text:style-name="P26">Tratamiento de elementos tóxicos</text:p>
          </text:list-item>
        </text:list>
        <text:p text:style-name="P25">Aunque el impacto directo es bajo, es importante minimizar la compra de hardware innecesario y reciclar equipos antiguos. </text:p>
        <text:p text:style-name="P25"/>
        <text:list text:continue-numbering="true" text:style-name="WW8Num5">
          <text:list-item>
            <text:p text:style-name="P27">Tratamiento de deshechos</text:p>
          </text:list-item>
        </text:list>
        <text:p text:style-name="P10">Optar por servidores en la nube reduce la dependencia de hardware físico y mejora la sostenibilidad. </text:p>
        <text:p text:style-name="P10"/>
        <text:list text:continue-numbering="true" text:style-name="WW8Num5">
          <text:list-item>
            <text:p text:style-name="P27">Ahorro energético</text:p>
            <text:p text:style-name="P26">Fomentar el teletrabajo, utilizar servidores eficientes y desarrollar software optimizado contribuye a un menor consumo energético. </text:p>
          </text:list-item>
        </text:list>
      </text:section>
      <text:section text:style-name="Sect2" text:name="Sección2">
        <text:p text:style-name="P3"><text:soft-page-break/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onsolas" svg:font-family="Consolas" style:font-family-generic="modern" style:font-pitch="fixed"/>
    <style:font-face style:name="Courier New" svg:font-family="'Courier New'" style:font-family-generic="modern"/>
    <style:font-face style:name="DejaVu Sans" svg:font-family="'DejaVu Sans'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fo:hyphenation-keep="auto" loext:hyphenation-keep-type="column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letter-kerning="true" style:font-name-asian="DejaVu Sans" style:font-family-asian="'DejaVu Sans'" style:font-pitch-asian="variable" style:font-size-asian="12pt" style:language-asian="zxx" style:country-asian="none" style:font-name-complex="DejaVu Sans" style:font-family-complex="'DejaVu Sans'" style:font-pitch-complex="variable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WW8Num1z0" style:family="text"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/>
    </style:style>
    <style:style style:name="WW8Num2z0" style:family="text"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/>
    </style:style>
    <style:style style:name="WW8Num3z0" style:family="text"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/>
    </style:style>
    <style:style style:name="WW8Num4z0" style:family="text"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/>
    </style:style>
    <style:style style:name="WW8Num5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Verdana" style:font-family-complex="Verdana" style:font-family-generic-complex="swiss" style:font-pitch-complex="variable"/>
    </style:style>
    <style:style style:name="Absatz-Standardschriftart" style:family="text"/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Verdana" style:font-family-complex="Verdana" style:font-family-generic-complex="swiss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Verdana" style:font-family-complex="Verdana" style:font-family-generic-complex="swiss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3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Verdana" style:font-family-complex="Verdana" style:font-family-generic-complex="swiss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Verdana" style:font-family-complex="Verdana" style:font-family-generic-complex="swiss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Verdana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Verdana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Verdana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" text:bullet-char="-">
        <style:list-level-properties text:list-level-position-and-space-mode="label-alignment">
          <style:list-level-label-alignment text:label-followed-by="listtab" fo:text-indent="-0.635cm" fo:margin-left="1.52cm"/>
        </style:list-level-properties>
        <style:text-properties style:font-name="Verdana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Verdana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osé Ramón</meta:initial-creator>
    <meta:creation-date>2009-11-23T18:31:12</meta:creation-date>
    <meta:editing-duration>P2171DT9H50M45S</meta:editing-duration>
    <meta:generator>LibreOffice/24.8.2.1$Windows_X86_64 LibreOffice_project/0f794b6e29741098670a3b95d60478a65d05ef13</meta:generator>
    <dc:date>2024-11-16T13:34:33.132000000</dc:date>
    <meta:editing-cycles>2</meta:editing-cycles>
    <meta:print-date>2024-11-16T13:34:49.428000000</meta:print-date>
    <meta:printed-by>Archivos PDF</meta:printed-by>
    <meta:document-statistic meta:table-count="0" meta:image-count="0" meta:object-count="0" meta:page-count="3" meta:paragraph-count="48" meta:word-count="547" meta:character-count="3780" meta:non-whitespace-character-count="3277"/>
  </office:meta>
</office:document-meta>
</file>